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ntSize.addElement( String hashcode , RTF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ntSize.setSiz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ntSize.addElement( RTF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ntSize.setSize( String 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ntSize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ntSize.Fon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ntSize.createStart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Size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ntSize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